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4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line-height="150%"/>
    </style:style>
    <style:style style:name="P4" style:family="paragraph" style:parent-style-name="Standard" style:list-style-name="L3">
      <style:paragraph-properties fo:line-height="150%"/>
    </style:style>
    <style:style style:name="P5" style:family="paragraph" style:parent-style-name="Standard" style:list-style-name="L5">
      <style:paragraph-properties fo:line-height="150%"/>
    </style:style>
    <style:style style:name="P6" style:family="paragraph" style:parent-style-name="Standard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56in" fo:text-indent="-0.25in" fo:margin-left="3.2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256in" fo:text-indent="-0.25in" fo:margin-left="3.5256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Title</text:p>
      <text:p text:style-name="Standard"/>
      <text:p text:style-name="P6">External robot calibration</text:p>
      <text:p text:style-name="Standard"/>
      <text:p text:style-name="Standard"/>
      <text:p text:style-name="Standard"/>
      <text:p text:style-name="P2">Description</text:p>
      <text:p text:style-name="Standard"/>
      <text:p text:style-name="Standard">Complex robots with multiple arms and sensors (in our case, cameras) must be calibrated both to the manipulators and to each other, since fused sensor data is often needed.</text:p>
      <text:p text:style-name="Standard"/>
      <text:p text:style-name="Standard">It can be solved as non-linear optimization problem by combining measurements from the robot’s various sensors to calibrate the robot’s joint offsets and external sensor locations. The approach is a variant of <text:s/>Bundle Adjustment technique [1].</text:p>
      <text:p text:style-name="Standard"/>
      <text:p text:style-name="Standard"/>
      <text:p text:style-name="Standard"/>
      <text:p text:style-name="P2">Task / Aims</text:p>
      <text:p text:style-name="P2"/>
      <text:list xml:id="list243921981" text:style-name="L1">
        <text:list-item>
          <text:p text:style-name="P3">Implementation in C++ using Ceres Solver [2] (non-linear optimizer).</text:p>
        </text:list-item>
        <text:list-item>
          <text:p text:style-name="P3">Make the ROS calibration package [3] more general:</text:p>
        </text:list-item>
      </text:list>
      <text:list xml:id="list1852280004" text:style-name="L3">
        <text:list-item>
          <text:p text:style-name="P4">currently only for PR2 robot [4].</text:p>
        </text:list-item>
        <text:list-item>
          <text:p text:style-name="P4">The current python optimizer used in [4] doesn't support all the sensors together, then individual steps are needed which make the process less practical.</text:p>
        </text:list-item>
        <text:list-item>
          <text:p text:style-name="P4">Intrinsic can also be estimated in the same process.</text:p>
        </text:list-item>
      </text:list>
      <text:list xml:id="list1448586579" text:style-name="L5">
        <text:list-item>
          <text:p text:style-name="P5">Analise in deep the especial case of stereo cameras, without joints. This studio case will help to validate the Bundle Adjustment approach.</text:p>
        </text:list-item>
      </text:list>
      <text:p text:style-name="Standard"/>
      <text:p text:style-name="Standard"/>
      <text:p text:style-name="Standard"/>
      <text:p text:style-name="P2">References / Code</text:p>
      <text:p text:style-name="P2"/>
      <text:list xml:id="list53235398" text:style-name="L4">
        <text:list-item>
          <text:p text:style-name="P1"><text:a xlink:type="simple" xlink:href="http://dl.acm.org/citation.cfm?id=685629">http://dl.acm.org/citation.cfm?id=685629</text:a></text:p>
          <text:p text:style-name="P1"/>
        </text:list-item>
        <text:list-item>
          <text:p text:style-name="P1"><text:a xlink:type="simple" xlink:href="http://code.google.com/p/ceres-solver">http://code.google.com/p/ceres-solver</text:a></text:p>
          <text:p text:style-name="P1"/>
        </text:list-item>
        <text:list-item>
          <text:p text:style-name="P1"><text:a xlink:type="simple" xlink:href="http://ros.org/wiki/calibration">http://ros.org/wiki/calibration</text:a></text:p>
          <text:p text:style-name="P1"/>
        </text:list-item>
        <text:list-item>
          <text:p text:style-name="P1"><text:a xlink:type="simple" xlink:href="http://ros.org/wiki/pr2_calibration">http://ros.org/wiki/pr2_calibration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3:34:36</meta:creation-date>
    <dc:date>2013-03-24T18:06:03</dc:date>
    <meta:editing-duration>PT30M6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17" meta:word-count="168" meta:character-count="1141" meta:non-whitespace-character-count="999"/>
  </office:meta>
</office:document-meta>
</file>